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0c0c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74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aster" table:style-name="ta1">
        <table:table-column table:style-name="co1" table:number-columns-repeated="6" table:default-cell-style-name="ce2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ous-zone</text:p>
          </table:table-cell>
          <table:table-cell table:style-name="ce1" office:value-type="string" calcext:value-type="string">
            <text:p>Position(s)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Lignes</text:p>
          </table:table-cell>
          <table:table-cell table:style-name="ce7" office:value-type="string" calcext:value-type="string">
            <text:p>Type</text:p>
          </table:table-cell>
          <table:table-cell office:value-type="string" calcext:value-type="string">
            <text:p>Norme</text:p>
          </table:table-cell>
          <table:table-cell office:value-type="string" calcext:value-type="string">
            <text:p>Valeurs local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www.unicode.org/iso15924/codelists.htm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style-name="ce11"/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820" calcext:value-type="float">
            <text:p>1820</text:p>
          </table:table-cell>
          <table:table-cell table:style-name="ce3" office:value-type="string" calcext:value-type="string">
            <text:p>GenreMusical</text:p>
          </table:table-cell>
          <table:table-cell table:style-name="ce3" office:value-type="float" office:value="859" calcext:value-type="float">
            <text:p>859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920" calcext:value-type="float">
            <text:p>1920</text:p>
          </table:table-cell>
          <table:table-cell table:style-name="ce3" office:value-type="string" calcext:value-type="string">
            <text:p>ComposMusic</text:p>
          </table:table-cell>
          <table:table-cell table:style-name="ce3" office:value-type="float" office:value="135" calcext:value-type="float">
            <text:p>135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string" calcext:value-type="string">
            <text:p>TypesCollec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llectivit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26" calcext:value-type="float">
            <text:p>2526</text:p>
          </table:table-cell>
          <table:table-cell office:value-type="string" calcext:value-type="string">
            <text:p>DomAdm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t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v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$d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string" calcext:value-type="string">
            <text:p>MinutesSecondes</text:p>
          </table:table-cell>
          <table:table-cell table:style-name="ce4" office:value-type="float" office:value="60" calcext:value-type="float">
            <text:p>60</text:p>
          </table:table-cell>
          <table:table-cell table:style-name="ce10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$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Execu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$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ributionExecutio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adreGeoActuel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VMASubdivis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$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Regroup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RegroupDewe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A650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string" calcext:value-type="string">
            <text:p>$a</text:p>
          </table:table-cell>
          <table:table-cell table:style-name="ce4"/>
          <table:table-cell table:style-name="ce4" office:value-type="string" calcext:value-type="string">
            <text:p>CodeProjetA</text:p>
          </table:table-cell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www.unicode.org/iso15924/codelists.html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$w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eriodici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738" calcext:value-type="float">
            <text:p>3738</text:p>
          </table:table-cell>
          <table:table-cell office:value-type="string" calcext:value-type="string">
            <text:p>CentresISS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www.unicode.org/iso15924/codelists.html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009c</text:p>
          </table:table-cell>
          <table:table-cell table:style-name="ce3"/>
          <table:table-cell table:style-name="ce3" office:value-type="float" office:value="1517" calcext:value-type="float">
            <text:p>1517</text:p>
          </table:table-cell>
          <table:table-cell table:style-name="ce3" office:value-type="string" calcext:value-type="string">
            <text:p>GenreMusical</text:p>
          </table:table-cell>
          <table:table-cell table:style-name="ce3" office:value-type="float" office:value="859" calcext:value-type="float">
            <text:p>859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009c</text:p>
          </table:table-cell>
          <table:table-cell table:style-name="ce3"/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ComposMusic</text:p>
          </table:table-cell>
          <table:table-cell table:style-name="ce3" office:value-type="float" office:value="135" calcext:value-type="float">
            <text:p>135</text:p>
          </table:table-cell>
          <table:table-cell table:style-name="ce9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09h</text:p>
          </table:table-cell>
          <table:table-cell/>
          <table:table-cell office:value-type="float" office:value="2123" calcext:value-type="float">
            <text:p>2123</text:p>
          </table:table-cell>
          <table:table-cell office:value-type="string" calcext:value-type="string">
            <text:p>FormatFi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010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h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$i</text:p>
          </table:table-cell>
          <table:table-cell/>
          <table:table-cell office:value-type="string" calcext:value-type="string">
            <text:p>CodeLangu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d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ongitu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f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egreLatitu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MinutesSecond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$u</text:p>
          </table:table-cell>
          <table:table-cell/>
          <table:table-cell office:value-type="string" calcext:value-type="string">
            <text:p>B042z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RepreRelie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Projec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Meridi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Ecritu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ttp://www.unicode.org/iso15924/codelists.html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TranscrNombr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$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ributionExecution</text:p>
          </table:table-cell>
          <table:table-cell table:style-name="ce4" office:value-type="float" office:value="109" calcext:value-type="float">
            <text:p>109</text:p>
          </table:table-cell>
          <table:table-cell table:style-name="ce10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$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tributionExecution</text:p>
          </table:table-cell>
          <table:table-cell table:style-name="ce4" office:value-type="float" office:value="109" calcext:value-type="float">
            <text:p>109</text:p>
          </table:table-cell>
          <table:table-cell table:style-name="ce10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050sz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050sz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adreGeoActuel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adreGeoModern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0" calcext:value-type="float">
            <text:p>11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1" calcext:value-type="float">
            <text:p>11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$u</text:p>
          </table:table-cell>
          <table:table-cell/>
          <table:table-cell office:value-type="string" calcext:value-type="string">
            <text:p>Nombre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B285z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B285z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j</text:p>
          </table:table-cell>
          <table:table-cell/>
          <table:table-cell office:value-type="string" calcext:value-type="string">
            <text:p>B285zj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$k</text:p>
          </table:table-cell>
          <table:table-cell/>
          <table:table-cell office:value-type="string" calcext:value-type="string">
            <text:p>B285z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$p</text:p>
          </table:table-cell>
          <table:table-cell/>
          <table:table-cell office:value-type="string" calcext:value-type="string">
            <text:p>CodePay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TonaliteMo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$m</text:p>
          </table:table-cell>
          <table:table-cell/>
          <table:table-cell office:value-type="string" calcext:value-type="string">
            <text:p>Cle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20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26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30z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0z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B640z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640z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B640z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1z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$z</text:p>
          </table:table-cell>
          <table:table-cell/>
          <table:table-cell office:value-type="string" calcext:value-type="string">
            <text:p>B641z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5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B645z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B645z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B645z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B645z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B645z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B645z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h</text:p>
          </table:table-cell>
          <table:table-cell/>
          <table:table-cell office:value-type="string" calcext:value-type="string">
            <text:p>B645z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$i</text:p>
          </table:table-cell>
          <table:table-cell/>
          <table:table-cell office:value-type="string" calcext:value-type="string">
            <text:p>B645z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6z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B647z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b</text:p>
          </table:table-cell>
          <table:table-cell/>
          <table:table-cell office:value-type="string" calcext:value-type="string">
            <text:p>CadreClassLivre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c</text:p>
          </table:table-cell>
          <table:table-cell/>
          <table:table-cell office:value-type="string" calcext:value-type="string">
            <text:p>CadreClassPub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d</text:p>
          </table:table-cell>
          <table:table-cell/>
          <table:table-cell office:value-type="string" calcext:value-type="string">
            <text:p>CadreClassNu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e</text:p>
          </table:table-cell>
          <table:table-cell/>
          <table:table-cell office:value-type="string" calcext:value-type="string">
            <text:p>CadreClassM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CadreClassCartographi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adreClassA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a</text:p>
          </table:table-cell>
          <table:table-cell/>
          <table:table-cell office:value-type="string" calcext:value-type="string">
            <text:p>CodeProjet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f</text:p>
          </table:table-cell>
          <table:table-cell/>
          <table:table-cell office:value-type="string" calcext:value-type="string">
            <text:p>TypoQuebe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g</text:p>
          </table:table-cell>
          <table:table-cell/>
          <table:table-cell office:value-type="string" calcext:value-type="string">
            <text:p>CadreClassQuebec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$z</text:p>
          </table:table-cell>
          <table:table-cell/>
          <table:table-cell office:value-type="string" calcext:value-type="string">
            <text:p>DepServBn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0" calcext:value-type="float">
            <text:p>70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1" calcext:value-type="float">
            <text:p>70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02" calcext:value-type="float">
            <text:p>70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Co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0" calcext:value-type="float">
            <text:p>71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Auteu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1" calcext:value-type="float">
            <text:p>71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Int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12" calcext:value-type="float">
            <text:p>71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Col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0" calcext:value-type="float">
            <text:p>72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1" calcext:value-type="float">
            <text:p>72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2" calcext:value-type="float">
            <text:p>72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5" calcext:value-type="float">
            <text:p>725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6" calcext:value-type="float">
            <text:p>726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27" calcext:value-type="float">
            <text:p>727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0" calcext:value-type="float">
            <text:p>730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1" calcext:value-type="float">
            <text:p>731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2" calcext:value-type="float">
            <text:p>732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5" calcext:value-type="float">
            <text:p>735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6" calcext:value-type="float">
            <text:p>736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37" calcext:value-type="float">
            <text:p>737</text:p>
          </table:table-cell>
          <table:table-cell table:style-name="ce5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CodeFonctionDist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2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$c</text:p>
          </table:table-cell>
          <table:table-cell/>
          <table:table-cell table:style-name="ce6" office:value-type="string" calcext:value-type="string">
            <text:p>BibExterieure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$o</text:p>
          </table:table-cell>
          <table:table-cell/>
          <table:table-cell table:style-name="ce6" office:value-type="string" calcext:value-type="string">
            <text:p>SourceNu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Ecri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ménie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atin étendu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rilliqu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éorgie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thiop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ébre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haï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amou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urmukhi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ujerat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lougo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bétai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inghalai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irma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hm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otie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riaq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ois - hanzi, coréen - hanja, japonais - kan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éen - hango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ponais - hirag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ponais - katak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g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éroglyphes</text:p>
          </table:table-cell>
        </table:table-row>
      </table:table>
      <table:table table:name="CodeLangu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dePays" table:style-name="ta1">
        <table:table-column table:style-name="co1" table:default-cell-style-name="Default"/>
        <table:table-row table:style-name="ro1">
          <table:table-cell/>
        </table:table-row>
      </table:table>
      <table:table table:name="GenreMusical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ménien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atin étendu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rilliqu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éorgien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éthiopie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ab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re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ébre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haï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evanagari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annad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amou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engal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riya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urmukhi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ujerati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lougou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malayala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bétai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inghalai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irman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hm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aotie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yriaqu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ois - hanzi, coréen - hanja, japonais - kanj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réen - hangou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ponais - hiraga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ponais - kataka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g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éroglyphes</text:p>
          </table:table-cell>
        </table:table-row>
      </table:table>
      <table:named-expressions/>
      <table:database-ranges>
        <table:database-range table:name="__Anonymous_Sheet_DB__0" table:target-range-address="master.A1:master.I1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4:34:26.35575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0:39:11.372516235</meta:creation-date>
    <dc:date>2017-03-22T18:04:57.788155767</dc:date>
    <meta:editing-duration>PT5H39M2S</meta:editing-duration>
    <meta:editing-cycles>4</meta:editing-cycles>
    <meta:generator>LibreOffice/4.3.7.2$Linux_X86_64 LibreOffice_project/430$Build-2</meta:generator>
    <meta:document-statistic meta:table-count="14" meta:cell-count="1052" meta:object-count="0"/>
  </office:meta>
</office:document-meta>
</file>